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ockets</text:span><text:span text:style-name="T2">:<text:s/></text:span><text:span text:style-name="T3">id</text:span><text:span text:style-name="T4">, nombre</text:span></text:p>
      <text:p text:style-name="P1"><text:span text:style-name="T5">placas</text:span><text:span text:style-name="T6">:<text:s/></text:span><text:span text:style-name="T7">id,</text:span><text:span text:style-name="T8">socket_id</text:span><text:span text:style-name="T9">,nombre, descripcion, m2, ram_slots, ram_mhz, precio</text:span></text:p>
      <text:p text:style-name="P1"><text:span text:style-name="T10">cpus</text:span><text:span text:style-name="T11">:</text:span><text:span text:style-name="T12">id</text:span><text:span text:style-name="T13">,<text:s/></text:span><text:span text:style-name="T14">socket_id</text:span><text:span text:style-name="T15">, nombre,descripcion, nucleos, frecuencia, consumo, pecio</text:span></text:p>
      <text:p text:style-name="P1"><text:span text:style-name="T16">disipadorcpus</text:span><text:span text:style-name="T17">: id</text:span><text:span text:style-name="T18">,nombre,descripcion, socket, liquida, precio</text:span></text:p>
      <text:p text:style-name="P1"><text:span text:style-name="T19">rams</text:span><text:span text:style-name="T20">:<text:s/></text:span><text:span text:style-name="T21">id</text:span><text:span text:style-name="T22">,nombre,descripcion, cantidad, memoria, frecuencia, preico</text:span></text:p>
      <text:p text:style-name="P1"><text:span text:style-name="T23">tarjetas</text:span><text:span text:style-name="T24">:<text:s/></text:span><text:span text:style-name="T25">id</text:span><text:span text:style-name="T26">,nombre,descripcion, memoria, consumo, precio</text:span></text:p>
      <text:p text:style-name="P1"><text:span text:style-name="T27">almacenamientos</text:span><text:span text:style-name="T28">:<text:s/></text:span><text:span text:style-name="T29">id</text:span><text:span text:style-name="T30">,nombre,descripcion, memoria, ssd, precio</text:span></text:p>
      <text:p text:style-name="P1"><text:span text:style-name="T31">fuentes</text:span><text:span text:style-name="T32">:<text:s/></text:span><text:span text:style-name="T33">id</text:span><text:span text:style-name="T34">, nombre, descripcion, poder, precio</text:span></text:p>
      <text:p text:style-name="P1"><text:span text:style-name="T35">cajas</text:span><text:span text:style-name="T36">:<text:s/></text:span><text:span text:style-name="T37">id</text:span><text:span text:style-name="T38">,,nombre,descripcion, precio</text:span></text:p>
      <text:p text:style-name="P1"><text:span text:style-name="T39">ventiladores</text:span><text:span text:style-name="T40">:</text:span><text:span text:style-name="T41">id</text:span><text:span text:style-name="T42">,nombre,descripcion</text:span><text:span text:style-name="T43">,</text:span><text:span text:style-name="T44"><text:s/>precio</text:span></text:p>
      <text:p text:style-name="P1"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